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1.0kib">
            <text:p>1.0kib</text:p>
          </table:table-cell>
          <table:table-cell table:style-name="pd1" office:value-type="string" office:value="10.0kib">
            <text:p>10.0kib</text:p>
          </table:table-cell>
          <table:table-cell table:style-name="pd1" office:value-type="string" office:value="100.0kib">
            <text:p>100.0kib</text:p>
          </table:table-cell>
          <table:table-cell table:style-name="pd1" office:value-type="string" office:value="500.0kib">
            <text:p>500.0kib</text:p>
          </table:table-cell>
          <table:table-cell table:style-name="pd1" office:value-type="string" office:value="1.0mib">
            <text:p>1.0mib</text:p>
          </table:table-cell>
          <table:table-cell table:style-name="pd1" office:value-type="string" office:value="">
            <text:p/>
          </table:table-cell>
          <table:table-cell table:style-name="pd1" office:value-type="string" office:value="Units">
            <text:p>Units</text:p>
          </table:table-cell>
        </table:table-row>
        <table:table-row>
          <table:table-cell table:style-name="pd1" office:value-type="string" office:value="warp Requests considered">
            <text:p>warp Requests considered</text:p>
          </table:table-cell>
          <table:table-cell office:value-type="float" office:value="1196609.0">
            <text:p>1196609.0</text:p>
          </table:table-cell>
          <table:table-cell office:value-type="float" office:value="1142394.0">
            <text:p>1142394.0</text:p>
          </table:table-cell>
          <table:table-cell office:value-type="float" office:value="868753.0">
            <text:p>868753.0</text:p>
          </table:table-cell>
          <table:table-cell office:value-type="float" office:value="202476.0">
            <text:p>202476.0</text:p>
          </table:table-cell>
          <table:table-cell office:value-type="float" office:value="76412.0">
            <text:p>76412.0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</table:table-row>
        <table:table-row>
          <table:table-cell table:style-name="pd1" office:value-type="string" office:value="warp 99th">
            <text:p>warp 99th</text:p>
          </table:table-cell>
          <table:table-cell office:value-type="float" office:value="9.0">
            <text:p>9.0</text:p>
          </table:table-cell>
          <table:table-cell office:value-type="float" office:value="10.0">
            <text:p>10.0</text:p>
          </table:table-cell>
          <table:table-cell office:value-type="float" office:value="12.0">
            <text:p>12.0</text:p>
          </table:table-cell>
          <table:table-cell office:value-type="float" office:value="66.0">
            <text:p>66.0</text:p>
          </table:table-cell>
          <table:table-cell office:value-type="float" office:value="54.0">
            <text:p>54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75th">
            <text:p>warp 75th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3.0">
            <text:p>3.0</text:p>
          </table:table-cell>
          <table:table-cell office:value-type="float" office:value="18.0">
            <text:p>18.0</text:p>
          </table:table-cell>
          <table:table-cell office:value-type="float" office:value="39.0">
            <text:p>39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Median">
            <text:p>warp Median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7.0">
            <text:p>7.0</text:p>
          </table:table-cell>
          <table:table-cell office:value-type="float" office:value="34.0">
            <text:p>34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25th">
            <text:p>warp 25th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29.0">
            <text:p>29.0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Best">
            <text:p>warp Best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warp Throughput">
            <text:p>warp Throughput</text:p>
          </table:table-cell>
          <table:table-cell office:value-type="float" office:value="9975.39">
            <text:p>9975.39</text:p>
          </table:table-cell>
          <table:table-cell office:value-type="float" office:value="9522.58">
            <text:p>9522.58</text:p>
          </table:table-cell>
          <table:table-cell office:value-type="float" office:value="7241.89">
            <text:p>7241.89</text:p>
          </table:table-cell>
          <table:table-cell office:value-type="float" office:value="1689.94">
            <text:p>1689.94</text:p>
          </table:table-cell>
          <table:table-cell office:value-type="float" office:value="637.78">
            <text:p>637.78</text:p>
          </table:table-cell>
          <table:table-cell office:value-type="string" office:value="">
            <text:p/>
          </table:table-cell>
          <table:table-cell office:value-type="string" office:value="obj/s">
            <text:p>obj/s</text:p>
          </table:table-cell>
        </table:table-row>
        <table:table-row>
          <table:table-cell table:style-name="pd1" office:value-type="string" office:value="iftop-warp Cumulative Sent">
            <text:p>iftop-warp Cumulative Sent</text:p>
          </table:table-cell>
          <table:table-cell office:value-type="float" office:value="1782579.0">
            <text:p>1782579.0</text:p>
          </table:table-cell>
          <table:table-cell office:value-type="float" office:value="1814036.0">
            <text:p>1814036.0</text:p>
          </table:table-cell>
          <table:table-cell office:value-type="float" office:value="1939865.0">
            <text:p>1939865.0</text:p>
          </table:table-cell>
          <table:table-cell office:value-type="float" office:value="101607014.0">
            <text:p>101607014.0</text:p>
          </table:table-cell>
          <table:table-cell office:value-type="float" office:value="179306496.0">
            <text:p>179306496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warp Cumulative Received">
            <text:p>iftop-warp Cumulative Received</text:p>
          </table:table-cell>
          <table:table-cell office:value-type="float" office:value="5096079.0">
            <text:p>5096079.0</text:p>
          </table:table-cell>
          <table:table-cell office:value-type="float" office:value="28521267.0">
            <text:p>28521267.0</text:p>
          </table:table-cell>
          <table:table-cell office:value-type="float" office:value="262144000.0">
            <text:p>262144000.0</text:p>
          </table:table-cell>
          <table:table-cell office:value-type="float" office:value="46493020979.0">
            <text:p>46493020979.0</text:p>
          </table:table-cell>
          <table:table-cell office:value-type="float" office:value="62599148339.0">
            <text:p>62599148339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warp Cumulative Total">
            <text:p>iftop-warp Cumulative Total</text:p>
          </table:table-cell>
          <table:table-cell office:value-type="float" office:value="6878658.0">
            <text:p>6878658.0</text:p>
          </table:table-cell>
          <table:table-cell office:value-type="float" office:value="30408704.0">
            <text:p>30408704.0</text:p>
          </table:table-cell>
          <table:table-cell office:value-type="float" office:value="264241152.0">
            <text:p>264241152.0</text:p>
          </table:table-cell>
          <table:table-cell office:value-type="float" office:value="46600395161.0">
            <text:p>46600395161.0</text:p>
          </table:table-cell>
          <table:table-cell office:value-type="float" office:value="62706522521.0">
            <text:p>62706522521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oha Response time 99%">
            <text:p>oha Response time 99%</text:p>
          </table:table-cell>
          <table:table-cell office:value-type="float" office:value="5.1000000000000005">
            <text:p>5.1000000000000005</text:p>
          </table:table-cell>
          <table:table-cell office:value-type="float" office:value="5.3">
            <text:p>5.3</text:p>
          </table:table-cell>
          <table:table-cell office:value-type="float" office:value="6.8999999999999995">
            <text:p>6.8999999999999995</text:p>
          </table:table-cell>
          <table:table-cell office:value-type="float" office:value="74.39999999999999">
            <text:p>74.39999999999999</text:p>
          </table:table-cell>
          <table:table-cell office:value-type="float" office:value="127.5">
            <text:p>127.5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Response time 75%">
            <text:p>oha Response time 75%</text:p>
          </table:table-cell>
          <table:table-cell office:value-type="float" office:value="2.6">
            <text:p>2.6</text:p>
          </table:table-cell>
          <table:table-cell office:value-type="float" office:value="2.7">
            <text:p>2.7</text:p>
          </table:table-cell>
          <table:table-cell office:value-type="float" office:value="3.6">
            <text:p>3.6</text:p>
          </table:table-cell>
          <table:table-cell office:value-type="float" office:value="6.4">
            <text:p>6.4</text:p>
          </table:table-cell>
          <table:table-cell office:value-type="float" office:value="12.200000000000001">
            <text:p>12.200000000000001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Response time 50%">
            <text:p>oha Response time 50%</text:p>
          </table:table-cell>
          <table:table-cell office:value-type="float" office:value="2.0">
            <text:p>2.0</text:p>
          </table:table-cell>
          <table:table-cell office:value-type="float" office:value="2.1">
            <text:p>2.1</text:p>
          </table:table-cell>
          <table:table-cell office:value-type="float" office:value="2.8">
            <text:p>2.8</text:p>
          </table:table-cell>
          <table:table-cell office:value-type="float" office:value="4.1000000000000005">
            <text:p>4.1000000000000005</text:p>
          </table:table-cell>
          <table:table-cell office:value-type="float" office:value="7.1000000000000005">
            <text:p>7.1000000000000005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Response time 25%">
            <text:p>oha Response time 25%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2.1">
            <text:p>2.1</text:p>
          </table:table-cell>
          <table:table-cell office:value-type="float" office:value="1.4">
            <text:p>1.4</text:p>
          </table:table-cell>
          <table:table-cell office:value-type="float" office:value="2.4">
            <text:p>2.4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Fastest">
            <text:p>oha Fastest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string" office:value="">
            <text:p/>
          </table:table-cell>
          <table:table-cell office:value-type="string" office:value="ms">
            <text:p>ms</text:p>
          </table:table-cell>
        </table:table-row>
        <table:table-row>
          <table:table-cell table:style-name="pd1" office:value-type="string" office:value="oha Requests/sec">
            <text:p>oha Requests/sec</text:p>
          </table:table-cell>
          <table:table-cell office:value-type="float" office:value="23700.906">
            <text:p>23700.906</text:p>
          </table:table-cell>
          <table:table-cell office:value-type="float" office:value="22481.9107">
            <text:p>22481.9107</text:p>
          </table:table-cell>
          <table:table-cell office:value-type="float" office:value="16924.4733">
            <text:p>16924.4733</text:p>
          </table:table-cell>
          <table:table-cell office:value-type="float" office:value="6239.9076">
            <text:p>6239.9076</text:p>
          </table:table-cell>
          <table:table-cell office:value-type="float" office:value="3101.2122">
            <text:p>3101.2122</text:p>
          </table:table-cell>
          <table:table-cell office:value-type="string" office:value="">
            <text:p/>
          </table:table-cell>
          <table:table-cell office:value-type="string" office:value="req/s">
            <text:p>req/s</text:p>
          </table:table-cell>
        </table:table-row>
        <table:table-row>
          <table:table-cell table:style-name="pd1" office:value-type="string" office:value="oha Total data">
            <text:p>oha Total data</text:p>
          </table:table-cell>
          <table:table-cell office:value-type="float" office:value="1460288880.0">
            <text:p>1460288880.0</text:p>
          </table:table-cell>
          <table:table-cell office:value-type="float" office:value="13808319856.0">
            <text:p>13808319856.0</text:p>
          </table:table-cell>
          <table:table-cell office:value-type="float" office:value="103981158236.0">
            <text:p>103981158236.0</text:p>
          </table:table-cell>
          <table:table-cell office:value-type="float" office:value="191695127838.0">
            <text:p>191695127838.0</text:p>
          </table:table-cell>
          <table:table-cell office:value-type="float" office:value="195120364257.0">
            <text:p>195120364257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oha Total requests">
            <text:p>oha Total requests</text:p>
          </table:table-cell>
          <table:table-cell office:value-type="float" office:value="1422084.0">
            <text:p>1422084.0</text:p>
          </table:table-cell>
          <table:table-cell office:value-type="float" office:value="1348953.0">
            <text:p>1348953.0</text:p>
          </table:table-cell>
          <table:table-cell office:value-type="float" office:value="1015476.0">
            <text:p>1015476.0</text:p>
          </table:table-cell>
          <table:table-cell office:value-type="float" office:value="374399.0">
            <text:p>374399.0</text:p>
          </table:table-cell>
          <table:table-cell office:value-type="float" office:value="186079.0">
            <text:p>186079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oha Cumulative Sent">
            <text:p>iftop-oha Cumulative Sent</text:p>
          </table:table-cell>
          <table:table-cell office:value-type="float" office:value="39936.0">
            <text:p>39936.0</text:p>
          </table:table-cell>
          <table:table-cell office:value-type="float" office:value="47616.0">
            <text:p>47616.0</text:p>
          </table:table-cell>
          <table:table-cell office:value-type="float" office:value="92262.0">
            <text:p>92262.0</text:p>
          </table:table-cell>
          <table:table-cell office:value-type="float" office:value="27682406.0">
            <text:p>27682406.0</text:p>
          </table:table-cell>
          <table:table-cell office:value-type="float" office:value="39321600.0">
            <text:p>39321600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oha Cumulative Received">
            <text:p>iftop-oha Cumulative Received</text:p>
          </table:table-cell>
          <table:table-cell office:value-type="float" office:value="84787.0">
            <text:p>84787.0</text:p>
          </table:table-cell>
          <table:table-cell office:value-type="float" office:value="553984.0">
            <text:p>553984.0</text:p>
          </table:table-cell>
          <table:table-cell office:value-type="float" office:value="5211422.0">
            <text:p>5211422.0</text:p>
          </table:table-cell>
          <table:table-cell office:value-type="float" office:value="16213501542.0">
            <text:p>16213501542.0</text:p>
          </table:table-cell>
          <table:table-cell office:value-type="float" office:value="19756849561.0">
            <text:p>19756849561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iftop-oha Cumulative Total">
            <text:p>iftop-oha Cumulative Total</text:p>
          </table:table-cell>
          <table:table-cell office:value-type="float" office:value="124928.0">
            <text:p>124928.0</text:p>
          </table:table-cell>
          <table:table-cell office:value-type="float" office:value="601088.0">
            <text:p>601088.0</text:p>
          </table:table-cell>
          <table:table-cell office:value-type="float" office:value="5295308.0">
            <text:p>5295308.0</text:p>
          </table:table-cell>
          <table:table-cell office:value-type="float" office:value="16213501542.0">
            <text:p>16213501542.0</text:p>
          </table:table-cell>
          <table:table-cell office:value-type="float" office:value="19864223744.0">
            <text:p>19864223744.0</text:p>
          </table:table-cell>
          <table:table-cell office:value-type="string" office:value="">
            <text:p/>
          </table:table-cell>
          <table:table-cell office:value-type="string" office:value="#">
            <text:p>#</text:p>
          </table:table-cell>
        </table:table-row>
        <table:table-row>
          <table:table-cell table:style-name="pd1" office:value-type="string" office:value="calc warp Avg B/Req">
            <text:p>calc warp Avg B/Req</text:p>
          </table:table-cell>
          <table:table-cell office:value-type="float" office:value="5.0">
            <text:p>5.0</text:p>
          </table:table-cell>
          <table:table-cell office:value-type="float" office:value="26.0">
            <text:p>26.0</text:p>
          </table:table-cell>
          <table:table-cell office:value-type="float" office:value="304.0">
            <text:p>304.0</text:p>
          </table:table-cell>
          <table:table-cell office:value-type="float" office:value="230152.0">
            <text:p>230152.0</text:p>
          </table:table-cell>
          <table:table-cell office:value-type="float" office:value="820637.0">
            <text:p>820637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  <table:table-row>
          <table:table-cell table:style-name="pd1" office:value-type="string" office:value="calc oha Avg B/Req">
            <text:p>calc oha Avg B/Req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43305.0">
            <text:p>43305.0</text:p>
          </table:table-cell>
          <table:table-cell office:value-type="float" office:value="106751.0">
            <text:p>106751.0</text:p>
          </table:table-cell>
          <table:table-cell office:value-type="string" office:value="">
            <text:p/>
          </table:table-cell>
          <table:table-cell office:value-type="string" office:value="B">
            <text:p>B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